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202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201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2016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201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201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201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201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201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200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200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200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200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200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200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200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200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200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52" calcext:value-type="float">
            <text:p>54.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200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199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199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1997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1996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199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199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199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199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199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199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776" calcext:value-type="float">
            <text:p>54.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198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198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198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198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812" calcext:value-type="float">
            <text:p>53.5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198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6824" calcext:value-type="float">
            <text:p>53.8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198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198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2608" calcext:value-type="float">
            <text:p>53.6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198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2256" calcext:value-type="float">
            <text:p>53.1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198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5744" calcext:value-type="float">
            <text:p>52.8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</text:p>
          </table:table-cell>
          <table:table-cell office:value-type="string" calcext:value-type="string">
            <text:p>NHP-WY-088</text:p>
          </table:table-cell>
          <table:table-cell office:value-type="string" calcext:value-type="string">
            <text:p>1977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